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35cm" svg:stroke-color="#000000" draw:stroke-linejoin="miter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9">
      <style:graphic-properties draw:stroke="solid" svg:stroke-width="0.035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5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dash" draw:stroke-dash="Dash_20_3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10">
      <style:graphic-properties draw:stroke="solid" svg:stroke-width="0.035cm" svg:stroke-color="#000000" draw:stroke-linejoin="miter" draw:fill="solid" draw:fill-color="#40008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0" style:family="graphic" style:parent-style-name="standard">
      <style:graphic-properties draw:stroke="dash" draw:stroke-dash="Dash_20_2" svg:stroke-width="0.035cm" svg:stroke-color="#000000" draw:stroke-linejoin="miter" draw:fill="solid" draw:fill-color="#4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10">
      <style:graphic-properties draw:stroke="solid" svg:stroke-width="0.035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5" style:family="graphic" style:parent-style-name="standard" style:list-style-name="L9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6" style:family="graphic" style:parent-style-name="standard" style:list-style-name="L9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9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42" style:family="graphic" style:parent-style-name="standard" style:list-style-name="L9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 style:list-style-name="L9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 style:list-style-name="L9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 style:list-style-name="L9">
      <style:graphic-properties draw:stroke="solid" svg:stroke-width="0.035cm" svg:stroke-color="#009999" draw:stroke-linejoin="miter" draw:fill="solid" draw:fill-color="#ffffff" draw:textarea-horizontal-align="justify" draw:textarea-vertical-align="bottom" draw:auto-grow-height="false" fo:padding-top="0cm" fo:padding-bottom="0cm" fo:padding-left="0cm" fo:padding-right="0cm" fo:wrap-option="no-wrap" draw:shadow="hidden" draw:shadow-offset-x="0.035cm" draw:shadow-offset-y="0.035cm" draw:shadow-color="#808080"/>
    </style:style>
    <style:style style:name="gr4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 style:list-style-name="L9">
      <style:graphic-properties draw:stroke="solid" svg:stroke-width="0.035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8" style:family="graphic" style:parent-style-name="standard" style:list-style-name="L10">
      <style:graphic-properties draw:stroke="solid" svg:stroke-width="0.035cm" svg:stroke-color="#000000" draw:stroke-linejoin="miter" draw:fill="solid" draw:fill-color="#660066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9" style:family="graphic" style:parent-style-name="standard" style:list-style-name="L10">
      <style:graphic-properties draw:stroke="solid" svg:stroke-width="0.035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0" style:family="graphic" style:parent-style-name="standard" style:list-style-name="L10">
      <style:graphic-properties draw:stroke="solid" svg:stroke-width="0.035cm" svg:stroke-color="#000000" draw:stroke-linejoin="miter" draw:fill="solid" draw:fill-color="#660066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1" style:family="graphic" style:parent-style-name="standard" style:list-style-name="L10">
      <style:graphic-properties draw:stroke="solid" svg:stroke-width="0.035cm" svg:stroke-color="#000000" draw:stroke-linejoin="miter" draw:fill="solid" draw:fill-color="#660066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outline1">
      <style:graphic-properties draw:stroke="solid" svg:stroke-width="0.018cm" svg:stroke-color="#000000" draw:stroke-linejoin="miter" draw:fill="solid" draw:fill-color="#feffda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notes">
      <style:graphic-properties draw:fill-color="#ffffff" fo:min-height="11.432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176cm" fo:margin-bottom="0cm" text:enable-numbering="true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.952cm" fo:margin-right="0cm" fo:margin-top="0.176cm" fo:margin-bottom="0cm" text:enable-numbering="false" fo:text-indent="-0.952cm"/>
    </style:style>
    <style:style style:name="P9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.952cm" fo:margin-right="0cm" fo:margin-top="0.141cm" fo:margin-bottom="0cm" fo:line-height="80%" text:enable-numbering="false" fo:text-indent="-0.952cm" style:punctuation-wrap="hanging" style:line-break="strict"/>
    </style:style>
    <style:style style:name="P14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.952cm" fo:margin-right="0cm" fo:margin-top="0.167cm" fo:margin-bottom="0cm" fo:line-height="80%" text:enable-numbering="false" fo:text-indent="-0.952cm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line-height="100%" fo:text-align="center" text:enable-numbering="false" fo:text-indent="0cm"/>
    </style:style>
    <style:style style:name="P18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9" style:family="paragraph">
      <style:paragraph-properties fo:margin-left="0cm" fo:margin-right="0cm" fo:line-height="100%" text:enable-numbering="false" fo:text-indent="0cm" style:writing-mode="lr-tb"/>
    </style:style>
    <style:style style:name="P20" style:family="paragraph">
      <style:paragraph-properties fo:margin-left="0cm" fo:margin-right="0cm" fo:line-height="100%" fo:text-align="end" text:enable-numbering="false" fo:text-indent="0cm"/>
    </style:style>
    <style:style style:name="P21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3f7f5f" fo:font-family="Arial" style:font-family-generic="swiss" style:font-pitch="variable" fo:font-size="18pt" fo:language="en" fo:country="US" style:font-size-asian="18pt" style:font-size-complex="18pt"/>
    </style:style>
    <style:style style:name="T5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8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9" style:family="text">
      <style:text-properties fo:color="#666666" fo:font-family="Arial" style:font-family-generic="swiss" style:font-pitch="variable" fo:font-size="18pt" fo:language="en" fo:country="US" style:font-size-asian="18pt" style:font-size-complex="18pt"/>
    </style:style>
    <style:style style:name="T10" style:family="text">
      <style:text-properties fo:font-family="Arial" style:font-family-generic="swiss" style:font-pitch="variable" fo:font-size="20pt" style:font-size-asian="20pt" style:font-size-complex="20pt"/>
    </style:style>
    <style:style style:name="T11" style:family="text">
      <style:text-properties fo:color="#3f7f7f" fo:font-family="Arial" style:font-family-generic="swiss" style:font-pitch="variable" fo:font-size="16pt" fo:language="en" fo:country="US" style:font-size-asian="16pt" style:font-size-complex="16pt"/>
    </style:style>
    <style:style style:name="T12" style:family="text">
      <style:text-properties fo:color="#3f5fbf" fo:font-family="Arial" style:font-family-generic="swiss" style:font-pitch="variable" fo:font-size="16pt" fo:language="en" fo:country="US" style:font-size-asian="16pt" style:font-size-complex="16pt"/>
    </style:style>
    <style:style style:name="T13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14" style:family="text">
      <style:text-properties fo:color="#7f0055" fo:font-family="Arial" style:font-family-generic="swiss" style:font-pitch="variable" fo:font-size="16pt" fo:language="en" fo:country="US" style:font-size-asian="16pt" style:font-size-complex="16pt"/>
    </style:style>
    <style:style style:name="T15" style:family="text">
      <style:text-properties fo:color="#0000c0" fo:font-family="Arial" style:font-family-generic="swiss" style:font-pitch="variable" fo:font-size="16pt" fo:language="en" fo:country="US" style:font-size-asian="16pt" style:font-size-complex="16pt"/>
    </style:style>
    <style:style style:name="T16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17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18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20" style:family="text">
      <style:text-properties fo:color="#646464" fo:font-family="Arial" style:font-family-generic="swiss" style:font-pitch="variable" fo:font-size="19pt" fo:language="en" fo:country="GB" style:font-size-asian="19pt" style:font-size-complex="19pt"/>
    </style:style>
    <style:style style:name="T21" style:family="text">
      <style:text-properties fo:color="#7f0055" fo:font-family="Arial" style:font-family-generic="swiss" style:font-pitch="variable" fo:font-size="19pt" fo:language="en" fo:country="GB" style:font-size-asian="19pt" style:font-size-complex="19pt"/>
    </style:style>
    <style:style style:name="T22" style:family="text">
      <style:text-properties fo:font-family="Arial" style:font-family-generic="swiss" style:font-pitch="variable" fo:font-size="19pt" fo:language="en" fo:country="GB" style:font-size-asian="19pt" style:font-size-complex="19pt"/>
    </style:style>
    <style:style style:name="T23" style:family="text">
      <style:text-properties fo:color="#0000c0" fo:font-family="Arial" style:font-family-generic="swiss" style:font-pitch="variable" fo:font-size="19pt" fo:language="en" fo:country="GB" style:font-size-asian="19pt" style:font-size-complex="19pt"/>
    </style:style>
    <style:style style:name="T24" style:family="text">
      <style:text-properties fo:color="#0000c0" fo:font-family="Arial" style:font-family-generic="swiss" style:font-pitch="variable" fo:font-size="19pt" fo:language="en" fo:country="US" style:font-size-asian="19pt" style:font-size-complex="19pt"/>
    </style:style>
    <style:style style:name="T25" style:family="text">
      <style:text-properties fo:font-family="Arial" style:font-family-generic="swiss" style:font-pitch="variable" fo:font-size="19pt" fo:language="en" fo:country="US" style:font-size-asian="19pt" style:font-size-complex="19pt"/>
    </style:style>
    <style:style style:name="T26" style:family="text">
      <style:text-properties fo:font-family="Arial" style:font-family-generic="swiss" style:font-pitch="variable" fo:font-size="18pt" style:font-size-asian="18pt" style:font-size-complex="18pt"/>
    </style:style>
    <style:style style:name="T27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28" style:family="text">
      <style:text-properties fo:font-family="Arial" style:font-family-generic="swiss" style:font-pitch="variable" fo:font-size="16pt" style:font-size-asian="16pt" style:font-size-complex="16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6464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Module Nam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5.714cm" presentation:class="title" presentation:user-transformed="true">
          <draw:text-box>
            <text:p text:style-name="P1"><text:span text:style-name="T1">Module Name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Subtitle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Topic 1</text:span></text:p>
              </text:list-item>
            </text:list>
            <text:list text:style-name="L3">
              <text:list-item>
                <text:p text:style-name="P6"><text:span text:style-name="T2">Topic 2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3">Topic 1</text:span></text:p>
              </text:list-item>
            </text:list>
            <text:list text:style-name="L3">
              <text:list-item>
                <text:p text:style-name="P6"><text:span text:style-name="T2">Topic 2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de Sample - Smal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de Sample - Small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Here’s a code sample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draw:custom-shape draw:style-name="gr2" draw:text-style-name="P10" draw:layer="layout" svg:width="22.437cm" svg:height="6.138cm" svg:x="2.328cm" svg:y="6.985cm">
          <text:p text:style-name="P9"><text:span text:style-name="T4">// This is Arial: 18 pt or higher please</text:span></text:p>
          <text:p text:style-name="P9"><text:span text:style-name="T5">public class</text:span><text:span text:style-name="T6"> TransferServiceImpl implements TransferService {</text:span></text:p>
          <text:p text:style-name="P9"><text:span text:style-name="T6"><text:s text:c="4"/></text:span><text:span text:style-name="T5">public</text:span><text:span text:style-name="T6"> TransferServiceImpl(AccountRepository ar) {</text:span></text:p>
          <text:p text:style-name="P9"><text:span text:style-name="T6"><text:s text:c="8"/></text:span><text:span text:style-name="T5">this</text:span><text:span text:style-name="T6">.</text:span><text:span text:style-name="T7">accountRepository</text:span><text:span text:style-name="T6"> = ar;</text:span></text:p>
          <text:p text:style-name="P9"><text:span text:style-name="T6"><text:s text:c="4"/></text:span><text:span text:style-name="T6">}</text:span></text:p>
          <text:p text:style-name="P9"><text:span text:style-name="T6"><text:s text:c="4"/>…</text:span></text:p>
          <text:p text:style-name="P9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de Sample - Larg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0.423cm" svg:y="-0.001cm" presentation:class="title" presentation:user-transformed="true">
          <draw:text-box>
            <text:p text:style-name="P5">Code Sample - Large</text:p>
          </draw:text-box>
        </draw:frame>
        <draw:custom-shape draw:style-name="gr2" draw:text-style-name="P10" draw:layer="layout" svg:width="22.97cm" svg:height="15.452cm" svg:x="1.094cm" svg:y="2.663cm">
          <text:p text:style-name="P9"><text:span text:style-name="T5">public void</text:span><text:span text:style-name="T6"> TransferServiceTests </text:span><text:span text:style-name="T5">extends</text:span><text:span text:style-name="T6"> TestCase {</text:span></text:p>
          <text:p text:style-name="P9"><text:span text:style-name="T6"><text:s text:c="4"/></text:span><text:span text:style-name="T5">private</text:span><text:span text:style-name="T6"> TransferService </text:span><text:span text:style-name="T7">service</text:span><text:span text:style-name="T6">;</text:span></text:p>
          <text:p text:style-name="P9"><text:span text:style-name="T6"/></text:p>
          <text:p text:style-name="P9"><text:span text:style-name="T6"><text:s text:c="4"/></text:span><text:span text:style-name="T5">protected void</text:span><text:span text:style-name="T6"> setUp() {</text:span></text:p>
          <text:p text:style-name="P9"><text:span text:style-name="T6"><text:s text:c="8"/></text:span><text:span text:style-name="T8">// Create the application from the configuration</text:span></text:p>
          <text:p text:style-name="P9"><text:span text:style-name="T6"><text:s text:c="8"/></text:span><text:span text:style-name="T6">ApplicationContext context =</text:span></text:p>
          <text:p text:style-name="P9"><text:span text:style-name="T6"><text:s text:c="12"/></text:span><text:span text:style-name="T5">new</text:span><text:span text:style-name="T6"> ClassPathXmlApplicationContext(</text:span><text:span text:style-name="T7">“application-config.xml”</text:span><text:span text:style-name="T6">);</text:span></text:p>
          <text:p text:style-name="P9"><text:span text:style-name="T9"><text:s text:c="8"/></text:span><text:span text:style-name="T8">// Look up the application service interface</text:span></text:p>
          <text:p text:style-name="P9"><text:span text:style-name="T6"><text:s text:c="8"/></text:span><text:span text:style-name="T7">service</text:span><text:span text:style-name="T6"> = <text:s/>(TransferService) context.getBean(</text:span><text:span text:style-name="T7">“transferService”</text:span><text:span text:style-name="T6">);</text:span></text:p>
          <text:p text:style-name="P9"><text:span text:style-name="T6"><text:s text:c="4"/></text:span><text:span text:style-name="T6">}</text:span></text:p>
          <text:p text:style-name="P9"><text:span text:style-name="T6"/></text:p>
          <text:p text:style-name="P9"><text:span text:style-name="T5"><text:s text:c="4"/></text:span><text:span text:style-name="T5">public void</text:span><text:span text:style-name="T6"> testMoneyTransfer() {</text:span></text:p>
          <text:p text:style-name="P9"><text:span text:style-name="T6"><text:s text:c="8"/></text:span><text:span text:style-name="T6">Confirmation receipt =</text:span></text:p>
          <text:p text:style-name="P9"><text:span text:style-name="T6"><text:s text:c="12"/></text:span><text:span text:style-name="T7">service</text:span><text:span text:style-name="T6">.transfer(new MonetaryAmount(</text:span><text:span text:style-name="T7">“300.00”</text:span><text:span text:style-name="T6">), </text:span><text:span text:style-name="T7">“1”</text:span><text:span text:style-name="T6">, </text:span><text:span text:style-name="T7">“2”</text:span><text:span text:style-name="T6">));</text:span></text:p>
          <text:p text:style-name="P9"><text:span text:style-name="T6"><text:s text:c="8"/></text:span><text:span text:style-name="T6">assertEquals(receipt.getNewBalance(), </text:span><text:span text:style-name="T7">“500.00”</text:span><text:span text:style-name="T6">);</text:span></text:p>
          <text:p text:style-name="P9"><text:span text:style-name="T6"><text:s text:c="4"/></text:span><text:span text:style-name="T6">}</text:span></text:p>
          <text:p text:style-name="P9"><text:span text:style-name="T6"><text:s text:c="4"/>…</text:span></text:p>
          <text:p text:style-name="P9"><text:span text:style-name="T6">}</text:span></text:p>
          <draw:enhanced-geometry svg:viewBox="0 0 21600 21600" draw:type="rectangle" draw:enhanced-path="M 0 0 L 21600 0 21600 21600 0 21600 0 0 Z N"/>
        </draw:custom-shape>
        <draw:g draw:id="id1">
          <draw:polygon draw:style-name="gr3" draw:text-style-name="P11" draw:layer="layout" svg:width="2.548cm" svg:height="-0.001cm" draw:transform="rotate (0.0832522053201138) translate (9.94799589796965cm 4.93395084155441cm)" svg:viewBox="0 0 2549 0" draw:points="2549,11488 0,11488">
            <text:p text:style-name="P4"/>
          </draw:polygon>
          <draw:custom-shape draw:style-name="gr4" draw:text-style-name="P10" draw:layer="layout" svg:width="4.824cm" svg:height="1.048cm" svg:x="12.29cm" svg:y="4.233cm">
            <text:p text:style-name="P12"><text:span text:style-name="T10">This is a label</text:span></text:p>
            <draw:enhanced-geometry svg:viewBox="0 0 21600 21600" draw:type="mso-spt202" draw:enhanced-path="M 0 0 L 21600 0 21600 21600 0 21600 0 0 Z N"/>
          </draw:custom-shape>
        </draw:g>
        <draw:g draw:id="id2">
          <draw:line draw:style-name="gr5" draw:text-style-name="P11" draw:layer="layout" svg:x1="15.028cm" svg:y1="12.063cm" svg:x2="12.911cm" svg:y2="11.852cm">
            <text:p text:style-name="P4"/>
          </draw:line>
          <draw:custom-shape draw:style-name="gr4" draw:text-style-name="P10" draw:layer="layout" svg:width="4.668cm" svg:height="1.048cm" svg:x="15.043cm" svg:y="11.576cm">
            <text:p text:style-name="P12"><text:span text:style-name="T10">Another label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5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de Sample - XM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de Sample - XML</text:p>
          </draw:text-box>
        </draw:frame>
        <draw:custom-shape draw:style-name="gr2" draw:text-style-name="P10" draw:layer="layout" svg:width="24.554cm" svg:height="12.489cm" svg:x="0.423cm" svg:y="4.092cm">
          <text:p text:style-name="P13"><text:span text:style-name="T11">&lt;beans&gt;</text:span></text:p>
          <text:p text:style-name="P13"><text:span text:style-name="T12"><text:s text:c="4"/></text:span><text:span text:style-name="T12">&lt;!-- Comment --&gt;</text:span></text:p>
          <text:p text:style-name="P13"><text:span text:style-name="T11"><text:s text:c="4"/></text:span><text:span text:style-name="T11">&lt;bean</text:span><text:span text:style-name="T13"> </text:span><text:span text:style-name="T14">id</text:span><text:span text:style-name="T13">=</text:span><text:span text:style-name="T15">“transferService”</text:span><text:span text:style-name="T13"> </text:span><text:span text:style-name="T14">class</text:span><text:span text:style-name="T13">=</text:span><text:span text:style-name="T15">“app.impl.TransferServiceImpl”</text:span><text:span text:style-name="T11">&gt;</text:span></text:p>
          <text:p text:style-name="P13"><text:span text:style-name="T11"><text:s text:c="8"/></text:span><text:span text:style-name="T11">&lt;constructor-arg</text:span><text:span text:style-name="T13"> </text:span><text:span text:style-name="T14">ref</text:span><text:span text:style-name="T13">=</text:span><text:span text:style-name="T15">“accountRepository” </text:span><text:span text:style-name="T11">/&gt;</text:span></text:p>
          <text:p text:style-name="P13"><text:span text:style-name="T11"><text:s text:c="4"/></text:span><text:span text:style-name="T11">&lt;/bean&gt;</text:span></text:p>
          <text:p text:style-name="P13"><text:span text:style-name="T11"/></text:p>
          <text:p text:style-name="P13"><text:span text:style-name="T11"><text:s text:c="4"/></text:span><text:span text:style-name="T11">&lt;bean</text:span><text:span text:style-name="T13"> </text:span><text:span text:style-name="T14">id</text:span><text:span text:style-name="T13">=</text:span><text:span text:style-name="T15">“accountRepository”</text:span><text:span text:style-name="T13"> </text:span><text:span text:style-name="T14">class</text:span><text:span text:style-name="T13">=</text:span><text:span text:style-name="T15">“app.impl.JdbcAccountRepository”</text:span><text:span text:style-name="T11">/&gt;</text:span></text:p>
          <text:p text:style-name="P13"><text:span text:style-name="T11"><text:s text:c="8"/></text:span><text:span text:style-name="T11">&lt;constructor-arg</text:span><text:span text:style-name="T13"> </text:span><text:span text:style-name="T14">ref</text:span><text:span text:style-name="T13">=</text:span><text:span text:style-name="T15">“dataSource” </text:span><text:span text:style-name="T11">/&gt;</text:span></text:p>
          <text:p text:style-name="P13"><text:span text:style-name="T11"><text:s text:c="4"/></text:span><text:span text:style-name="T11">&lt;/bean&gt;</text:span></text:p>
          <text:p text:style-name="P13"><text:span text:style-name="T13"/></text:p>
          <text:p text:style-name="P13"><text:span text:style-name="T11"><text:s text:c="4"/></text:span><text:span text:style-name="T11">&lt;bean</text:span><text:span text:style-name="T13"> </text:span><text:span text:style-name="T14">id</text:span><text:span text:style-name="T13">=</text:span><text:span text:style-name="T15">“dataSource”</text:span><text:span text:style-name="T13"> </text:span><text:span text:style-name="T14">class</text:span><text:span text:style-name="T13">=</text:span><text:span text:style-name="T15">“com.oracle.jdbc.pool.OracleDataSource”</text:span><text:span text:style-name="T11">&gt;</text:span></text:p>
          <text:p text:style-name="P13"><text:span text:style-name="T11"><text:s text:c="8"/></text:span><text:span text:style-name="T11">&lt;property</text:span><text:span text:style-name="T14"> name</text:span><text:span text:style-name="T13">=</text:span><text:span text:style-name="T15">“URL”</text:span><text:span text:style-name="T13"> </text:span><text:span text:style-name="T14">value</text:span><text:span text:style-name="T13">=</text:span><text:span text:style-name="T15">“jdbc:oracle:thin:@localhost:1521:BANK” </text:span><text:span text:style-name="T11">/&gt;</text:span></text:p>
          <text:p text:style-name="P13"><text:span text:style-name="T11"><text:s text:c="8"/></text:span><text:span text:style-name="T11">&lt;property</text:span><text:span text:style-name="T13"> </text:span><text:span text:style-name="T14">name</text:span><text:span text:style-name="T13">=</text:span><text:span text:style-name="T15">“user”</text:span><text:span text:style-name="T13"> </text:span><text:span text:style-name="T14">value</text:span><text:span text:style-name="T13">=</text:span><text:span text:style-name="T15">“moneytransfer-app” </text:span><text:span text:style-name="T11">/&gt;</text:span></text:p>
          <text:p text:style-name="P13"><text:span text:style-name="T11"><text:s text:c="4"/></text:span><text:span text:style-name="T11">&lt;/bean&gt;</text:span></text:p>
          <text:p text:style-name="P13"><text:span text:style-name="T13"/></text:p>
          <text:p text:style-name="P13"><text:span text:style-name="T11">&lt;/beans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de Sample - Code and XM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de Sample - Code and XML</text:p>
          </draw:text-box>
        </draw:frame>
        <draw:frame presentation:style-name="pr8" draw:text-style-name="P7" draw:layer="layout" svg:width="22.648cm" svg:height="11.431cm" svg:x="1.905cm" svg:y="5.503cm" presentation:class="outline" presentation:user-transformed="true">
          <draw:text-box>
            <text:list text:style-name="L3">
              <text:list-item>
                <text:p text:style-name="P6"><text:span text:style-name="T2">The code box is a little darker</text:span></text:p>
              </text:list-item>
            </text:list>
          </draw:text-box>
        </draw:frame>
        <draw:custom-shape draw:style-name="gr6" draw:text-style-name="P10" draw:layer="layout" svg:width="18.459cm" svg:height="1.27cm" svg:x="3.131cm" svg:y="6.892cm">
          <text:p text:style-name="P4"/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1.379cm" svg:height="4.983cm" svg:x="2.328cm" svg:y="6.773cm">
          <text:p text:style-name="P12"><text:span text:style-name="T16">public class</text:span><text:span text:style-name="T17"> LegacySingleton {</text:span></text:p>
          <text:p text:style-name="P12"><text:span text:style-name="T17"><text:s text:c="4"/></text:span><text:span text:style-name="T16">private</text:span><text:span text:style-name="T17"> LegacySingleton() { ... }</text:span></text:p>
          <text:p text:style-name="P12"><text:span text:style-name="T17"><text:s text:c="4"/></text:span><text:span text:style-name="T16">public static</text:span><text:span text:style-name="T17"> LegacySingleton getInstance() {</text:span></text:p>
          <text:p text:style-name="P12"><text:span text:style-name="T17"><text:s text:c="8"/>…</text:span></text:p>
          <text:p text:style-name="P12"><text:span text:style-name="T17"><text:s text:c="4"/></text:span><text:span text:style-name="T17">}</text:span></text:p>
          <text:p text:style-name="P12"><text:span text:style-name="T17">}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21.379cm" svg:height="1.835cm" svg:x="2.328cm" svg:y="12.912cm">
          <text:p text:style-name="P12"><text:span text:style-name="T18">&lt;bean</text:span><text:span text:style-name="T17"> </text:span><text:span text:style-name="T16">id</text:span><text:span text:style-name="T17">=</text:span><text:span text:style-name="T19">“singleton”</text:span><text:span text:style-name="T17"> </text:span><text:span text:style-name="T16">class</text:span><text:span text:style-name="T17">=</text:span><text:span text:style-name="T19">“example.LegacySingleton”</text:span></text:p>
          <text:p text:style-name="P14"><text:span text:style-name="T17"><text:tab/></text:span><text:span text:style-name="T16">factory-method</text:span><text:span text:style-name="T17">=</text:span><text:span text:style-name="T19">“getInstance” </text:span><text:span text:style-name="T18">/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9cm" svg:y="1.905cm" draw:page-number="7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de Sample - Annotati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de Sample - Annotations</text:p>
          </draw:text-box>
        </draw:frame>
        <draw:frame presentation:style-name="pr9" draw:text-style-name="P7" draw:layer="layout" svg:width="21.59cm" svg:height="11.854cm" svg:x="1.905cm" svg:y="4.444cm" presentation:class="outline" presentation:user-transformed="true">
          <draw:text-box>
            <text:list text:style-name="L6">
              <text:list-item>
                <text:p text:id="id3" text:style-name="P15"><text:span text:style-name="T20">@Aspect</text:span></text:p>
              </text:list-item>
            </text:list>
            <text:list text:style-name="L7">
              <text:list-item>
                <text:p text:style-name="P15"><text:span text:style-name="T21">public class</text:span><text:span text:style-name="T22"> PropertyChangeLogger {</text:span></text:p>
              </text:list-item>
            </text:list>
            <text:list text:style-name="L7">
              <text:list-item>
                <text:p text:style-name="P15"><text:span text:style-name="T21"><text:s text:c="4"/></text:span><text:span text:style-name="T21">private</text:span><text:span text:style-name="T22"> Logger logger = Logger.getLog(getClass());</text:span></text:p>
              </text:list-item>
            </text:list>
            <text:list text:style-name="L6">
              <text:list-item>
                <text:p text:style-name="P15"><text:span text:style-name="T20"/></text:p>
              </text:list-item>
            </text:list>
            <text:list text:style-name="L6">
              <text:list-item>
                <text:p text:id="id4" text:style-name="P15"><text:span text:style-name="T20"><text:s text:c="4"/></text:span><text:span text:style-name="T20">@Pointcut</text:span><text:span text:style-name="T22">(</text:span><text:span text:style-name="T23">“</text:span><text:span text:style-name="T24">execution(void set*(*))</text:span><text:span text:style-name="T23">”</text:span><text:span text:style-name="T22">)</text:span></text:p>
              </text:list-item>
            </text:list>
            <text:list text:style-name="L7">
              <text:list-item>
                <text:p text:id="id5" text:style-name="P15"><text:span text:style-name="T21"><text:s text:c="4"/></text:span><text:span text:style-name="T21">public void</text:span><text:span text:style-name="T22"> setOperation() {}</text:span></text:p>
              </text:list-item>
            </text:list>
            <text:list text:style-name="L8">
              <text:list-item>
                <text:p text:style-name="P15"><text:span text:style-name="T22"/></text:p>
              </text:list-item>
            </text:list>
            <text:list text:style-name="L8">
              <text:list-item>
                <text:p text:id="id6" text:style-name="P15"><text:span text:style-name="T22"><text:s text:c="4"/></text:span><text:span text:style-name="T20">@Before</text:span><text:span text:style-name="T22">(</text:span><text:span text:style-name="T23">“setOperation()”</text:span><text:span text:style-name="T22">)</text:span></text:p>
              </text:list-item>
            </text:list>
            <text:list text:style-name="L7">
              <text:list-item>
                <text:p text:id="id7" text:style-name="P15"><text:span text:style-name="T21"><text:s text:c="4"/></text:span><text:span text:style-name="T21">public void</text:span><text:span text:style-name="T22"> </text:span><text:span text:style-name="T25">logChange()</text:span><text:span text:style-name="T22"> {</text:span></text:p>
              </text:list-item>
            </text:list>
            <text:list text:style-name="L8">
              <text:list-item>
                <text:p text:id="id8" text:style-name="P15"><text:span text:style-name="T22"><text:s text:c="8"/></text:span><text:span text:style-name="T22">logger.info(</text:span><text:span text:style-name="T23">“Property about to change…”</text:span><text:span text:style-name="T22">); <text:s/></text:span></text:p>
              </text:list-item>
            </text:list>
            <text:list text:style-name="L8">
              <text:list-item>
                <text:p text:id="id9" text:style-name="P15"><text:span text:style-name="T22"><text:s text:c="4"/></text:span><text:span text:style-name="T22">}</text:span></text:p>
              </text:list-item>
            </text:list>
            <text:list text:style-name="L8">
              <text:list-item>
                <text:p text:style-name="P15"><text:span text:style-name="T22"/></text:p>
              </text:list-item>
            </text:list>
            <text:list text:style-name="L8">
              <text:list-item>
                <text:p text:style-name="P15"><text:span text:style-name="T22">}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0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 Class Diagram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5">A Class Diagram</text:p>
          </draw:text-box>
        </draw:frame>
        <draw:line draw:style-name="gr9" draw:text-style-name="P11" draw:layer="layout" svg:x1="8.004cm" svg:y1="10.75cm" svg:x2="5.464cm" svg:y2="7.787cm">
          <text:p text:style-name="P4"/>
        </draw:line>
        <draw:line draw:style-name="gr9" draw:text-style-name="P11" draw:layer="layout" svg:x1="16.259cm" svg:y1="10.75cm" svg:x2="19.222cm" svg:y2="7.787cm">
          <text:p text:style-name="P4"/>
        </draw:line>
        <draw:g>
          <draw:g>
            <draw:custom-shape draw:style-name="gr10" draw:text-style-name="P10" draw:layer="layout" svg:width="7.83cm" svg:height="2.75cm" svg:x="1.865cm" svg:y="5.036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1" draw:text-style-name="P18" draw:layer="layout" svg:width="7.83cm" svg:height="0.972cm" svg:x="1.865cm" svg:y="5.786cm">
              <text:p text:style-name="P17"><text:span text:style-name="T6">ResourceLoader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8" draw:layer="layout" svg:width="4.778cm" svg:height="0.972cm" svg:x="3.344cm" svg:y="5.036cm">
              <text:p text:style-name="P17"><text:span text:style-name="T26">&lt;&lt; interface &gt;&gt;</text:span></text:p>
              <draw:enhanced-geometry svg:viewBox="0 0 21600 21600" draw:type="mso-spt202" draw:enhanced-path="M 0 0 L 21600 0 21600 21600 0 21600 0 0 Z N"/>
            </draw:custom-shape>
          </draw:g>
          <draw:connector draw:style-name="gr13" draw:text-style-name="P11" draw:layer="layout" draw:type="line" svg:x1="1.865cm" svg:y1="6.787cm" svg:x2="9.696cm" svg:y2="6.787cm">
            <text:p text:style-name="P4"/>
          </draw:connector>
        </draw:g>
        <draw:g>
          <draw:g>
            <draw:custom-shape draw:style-name="gr10" draw:text-style-name="P10" draw:layer="layout" svg:width="8.253cm" svg:height="2.75cm" svg:x="8.004cm" svg:y="13.926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8.253cm" svg:height="0.972cm" svg:x="8.004cm" svg:y="14.676cm">
              <text:p text:style-name="P17"><text:span text:style-name="T6">MessageSourc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4.778cm" svg:height="0.972cm" svg:x="9.694cm" svg:y="13.926cm">
              <text:p text:style-name="P17"><text:span text:style-name="T26">&lt;&lt; interface &gt;&gt;</text:span></text:p>
              <draw:enhanced-geometry svg:viewBox="0 0 21600 21600" draw:type="mso-spt202" draw:enhanced-path="M 0 0 L 21600 0 21600 21600 0 21600 0 0 Z N"/>
            </draw:custom-shape>
          </draw:g>
          <draw:connector draw:style-name="gr13" draw:text-style-name="P11" draw:layer="layout" draw:type="line" svg:x1="8.004cm" svg:y1="15.677cm" svg:x2="16.258cm" svg:y2="15.677cm">
            <text:p text:style-name="P4"/>
          </draw:connector>
        </draw:g>
        <draw:g>
          <draw:g>
            <draw:custom-shape draw:style-name="gr10" draw:text-style-name="P10" draw:layer="layout" svg:width="8.253cm" svg:height="2.75cm" svg:x="15.412cm" svg:y="5.036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6" draw:text-style-name="P18" draw:layer="layout" svg:width="8.253cm" svg:height="0.972cm" svg:x="15.412cm" svg:y="5.786cm">
              <text:p text:style-name="P17"><text:span text:style-name="T6">ApplicationEventPublisher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8" draw:layer="layout" svg:width="4.778cm" svg:height="0.972cm" svg:x="17.102cm" svg:y="5.036cm">
              <text:p text:style-name="P17"><text:span text:style-name="T26">&lt;&lt; interface &gt;&gt;</text:span></text:p>
              <draw:enhanced-geometry svg:viewBox="0 0 21600 21600" draw:type="mso-spt202" draw:enhanced-path="M 0 0 L 21600 0 21600 21600 0 21600 0 0 Z N"/>
            </draw:custom-shape>
          </draw:g>
          <draw:connector draw:style-name="gr13" draw:text-style-name="P11" draw:layer="layout" draw:type="line" svg:x1="15.412cm" svg:y1="6.787cm" svg:x2="23.666cm" svg:y2="6.787cm">
            <text:p text:style-name="P4"/>
          </draw:connector>
        </draw:g>
        <draw:g>
          <draw:g>
            <draw:custom-shape draw:style-name="gr10" draw:text-style-name="P10" draw:layer="layout" svg:width="8.253cm" svg:height="2.75cm" svg:x="8.004cm" svg:y="9.481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8" draw:text-style-name="P18" draw:layer="layout" svg:width="8.253cm" svg:height="0.972cm" svg:x="8.004cm" svg:y="10.231cm">
              <text:p text:style-name="P17"><text:span text:style-name="T6">ApplicationContext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4.778cm" svg:height="0.972cm" svg:x="9.694cm" svg:y="9.481cm">
              <text:p text:style-name="P17"><text:span text:style-name="T26">&lt;&lt; interface &gt;&gt;</text:span></text:p>
              <draw:enhanced-geometry svg:viewBox="0 0 21600 21600" draw:type="mso-spt202" draw:enhanced-path="M 0 0 L 21600 0 21600 21600 0 21600 0 0 Z N"/>
            </draw:custom-shape>
          </draw:g>
          <draw:connector draw:style-name="gr13" draw:text-style-name="P11" draw:layer="layout" draw:type="line" svg:x1="8.004cm" svg:y1="11.232cm" svg:x2="16.258cm" svg:y2="11.232cm">
            <text:p text:style-name="P4"/>
          </draw:connector>
        </draw:g>
        <draw:line draw:style-name="gr9" draw:text-style-name="P11" draw:layer="layout" svg:x1="12.237cm" svg:y1="12.233cm" svg:x2="12.237cm" svg:y2="13.926cm">
          <text:p text:style-name="P4"/>
        </draw:line>
        <draw:custom-shape draw:style-name="gr20" draw:text-style-name="P19" draw:layer="layout" svg:width="7.836cm" svg:height="0.972cm" svg:x="1.865cm" svg:y="6.729cm">
          <text:p text:style-name="P12"><text:span text:style-name="T6">getResource(String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8.255cm" svg:height="0.972cm" svg:x="15.412cm" svg:y="6.729cm">
          <text:p text:style-name="P12"><text:span text:style-name="T6">publishEvent(AppEvent)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255cm" svg:height="0.972cm" svg:x="8.004cm" svg:y="11.174cm">
          <text:p text:style-name="P12"><text:span text:style-name="T6">getBean(String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8.255cm" svg:height="0.972cm" svg:x="8.004cm" svg:y="15.619cm">
          <text:p text:style-name="P12"><text:span text:style-name="T6">getMessage(String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9cm" svg:y="1.905cm" draw:page-number="9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 Sequence Diagram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5">A Sequence Diagram</text:p>
          </draw:text-box>
        </draw:frame>
        <draw:custom-shape draw:style-name="gr24" draw:text-style-name="P18" draw:layer="layout" svg:width="5.08cm" svg:height="1.27cm" svg:x="3.634cm" svg:y="4.657cm">
          <text:p text:style-name="P17"><text:span text:style-name="T10">Service</text:span></text:p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6.174cm" svg:y1="5.927cm" svg:x2="6.174cm" svg:y2="16.933cm">
          <text:p text:style-name="P4"/>
        </draw:line>
        <draw:line draw:style-name="gr5" draw:text-style-name="P11" draw:layer="layout" svg:x1="1.111cm" svg:y1="8.255cm" svg:x2="5.741cm" svg:y2="8.255cm">
          <text:p text:style-name="P4"/>
        </draw:line>
        <draw:custom-shape draw:style-name="gr26" draw:text-style-name="P18" draw:layer="layout" svg:width="5.292cm" svg:height="0.972cm" svg:x="0.67cm" svg:y="7.408cm">
          <text:p text:style-name="P17"><text:span text:style-name="T26">invoke(“input”)</text:span></text:p>
          <draw:enhanced-geometry svg:viewBox="0 0 21600 21600" draw:type="mso-spt202" draw:enhanced-path="M 0 0 L 21600 0 21600 21600 0 21600 0 0 Z N"/>
        </draw:custom-shape>
        <draw:line draw:style-name="gr27" draw:text-style-name="P11" draw:layer="layout" svg:x1="5.715cm" svg:y1="16.51cm" svg:x2="0.701cm" svg:y2="16.51cm">
          <text:p text:style-name="P4"/>
        </draw:line>
        <draw:custom-shape draw:style-name="gr28" draw:text-style-name="P18" draw:layer="layout" svg:width="3.969cm" svg:height="0.972cm" svg:x="1.464cm" svg:y="15.663cm">
          <text:p text:style-name="P17"><text:span text:style-name="T26">confirmation</text:span></text:p>
          <draw:enhanced-geometry svg:viewBox="0 0 21600 21600" draw:type="mso-spt202" draw:enhanced-path="M 0 0 L 21600 0 21600 21600 0 21600 0 0 Z N"/>
        </draw:custom-shape>
        <draw:custom-shape draw:style-name="gr29" draw:text-style-name="P18" draw:layer="layout" svg:width="5.927cm" svg:height="1.27cm" svg:x="9.772cm" svg:y="4.657cm">
          <text:p text:style-name="P17"><text:span text:style-name="T27">Repository</text:span></text:p>
          <draw:enhanced-geometry svg:viewBox="0 0 21600 21600" draw:type="rectangle" draw:enhanced-path="M 0 0 L 21600 0 21600 21600 0 21600 0 0 Z N"/>
        </draw:custom-shape>
        <draw:polygon draw:style-name="gr30" draw:text-style-name="P11" draw:layer="layout" svg:width="11.005cm" svg:height="-0.001cm" draw:transform="rotate (-1.57079632679579) translate (12.735cm 5.927cm)" svg:viewBox="0 0 11006 0" draw:points="0,-25470 11006,-25470">
          <text:p text:style-name="P4"/>
        </draw:polygon>
        <draw:line draw:style-name="gr5" draw:text-style-name="P11" draw:layer="layout" svg:x1="6.725cm" svg:y1="8.89cm" svg:x2="12.788cm" svg:y2="8.89cm">
          <text:p text:style-name="P4"/>
        </draw:line>
        <draw:custom-shape draw:style-name="gr31" draw:text-style-name="P18" draw:layer="layout" svg:width="6.985cm" svg:height="0.972cm" svg:x="6.174cm" svg:y="8.043cm">
          <text:p text:style-name="P17"><text:span text:style-name="T6">getObject(“criteria”)</text:span></text:p>
          <draw:enhanced-geometry svg:viewBox="0 0 21600 21600" draw:type="mso-spt202" draw:enhanced-path="M 0 0 L 21600 0 21600 21600 0 21600 0 0 Z N"/>
        </draw:custom-shape>
        <draw:custom-shape draw:style-name="gr32" draw:text-style-name="P10" draw:layer="layout" svg:width="0.847cm" svg:height="8.255cm" svg:x="5.75cm" svg:y="8.255cm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6.597cm" svg:y1="10.795cm" svg:x2="19.72cm" svg:y2="10.795cm">
          <text:p text:style-name="P4"/>
        </draw:line>
        <draw:custom-shape draw:style-name="gr33" draw:text-style-name="P18" draw:layer="layout" svg:width="7.196cm" svg:height="0.972cm" svg:x="9.349cm" svg:y="9.948cm">
          <text:p text:style-name="P17"><text:span text:style-name="T6">getConnection()</text:span></text:p>
          <draw:enhanced-geometry svg:viewBox="0 0 21600 21600" draw:type="mso-spt202" draw:enhanced-path="M 0 0 L 21600 0 21600 21600 0 21600 0 0 Z N"/>
        </draw:custom-shape>
        <draw:custom-shape draw:style-name="gr34" draw:text-style-name="P18" draw:layer="layout" svg:width="5.927cm" svg:height="1.27cm" svg:x="16.757cm" svg:y="4.657cm">
          <text:p text:style-name="P17"><text:span text:style-name="T27">Infrastructure</text:span></text:p>
          <draw:enhanced-geometry svg:viewBox="0 0 21600 21600" draw:type="rectangle" draw:enhanced-path="M 0 0 L 21600 0 21600 21600 0 21600 0 0 Z N"/>
        </draw:custom-shape>
        <draw:polygon draw:style-name="gr30" draw:text-style-name="P11" draw:layer="layout" svg:width="11.005cm" svg:height="-0.001cm" draw:transform="rotate (-1.57079632679579) translate (19.72cm 5.927cm)" svg:viewBox="0 0 11006 0" draw:points="0,-39440 11006,-39440">
          <text:p text:style-name="P4"/>
        </draw:polygon>
        <presentation:notes draw:style-name="dp2">
          <draw:page-thumbnail draw:layer="layout" svg:width="12.7cm" svg:height="9.525cm" svg:x="3.179cm" svg:y="1.905cm" draw:page-number="10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n Object Interaction Diagram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17.476cm" svg:height="3.005cm" svg:x="0.957cm" svg:y="0.099cm" presentation:class="title" presentation:user-transformed="true">
          <draw:text-box>
            <text:p text:style-name="P5">An Object Interaction Diagram</text:p>
          </draw:text-box>
        </draw:frame>
        <draw:custom-shape draw:style-name="gr35" draw:text-style-name="P18" draw:layer="layout" svg:width="6.35cm" svg:height="2.54cm" svg:x="6.535cm" svg:y="6.548cm">
          <text:p text:style-name="P17"><text:span text:style-name="T10">Objec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6.35cm" svg:height="2.54cm" svg:x="6.535cm" svg:y="12.687cm">
          <text:p text:style-name="P17"><text:span text:style-name="T10">Object</text:span>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12.885cm" svg:y1="7.818cm" svg:x2="17.754cm" svg:y2="7.818cm">
          <text:p text:style-name="P4"/>
        </draw:line>
        <draw:custom-shape draw:style-name="gr37" draw:text-style-name="P18" draw:layer="layout" svg:width="4.869cm" svg:height="0.972cm" svg:x="12.885cm" svg:y="6.972cm">
          <text:p text:style-name="P17"><text:span text:style-name="T26">call</text:span></text:p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1.032cm" svg:y1="7.818cm" svg:x2="6.535cm" svg:y2="7.818cm">
          <text:p text:style-name="P4"/>
        </draw:line>
        <draw:custom-shape draw:style-name="gr38" draw:text-style-name="P18" draw:layer="layout" svg:width="5.503cm" svg:height="0.888cm" svg:x="1.032cm" svg:y="6.972cm">
          <text:p text:style-name="P17"><text:span text:style-name="T28">invoke</text:span></text:p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9.71cm" svg:y1="9.088cm" svg:x2="9.715cm" svg:y2="12.687cm">
          <text:p text:style-name="P4"/>
        </draw:line>
        <draw:custom-shape draw:style-name="gr39" draw:text-style-name="P18" draw:layer="layout" svg:width="6.561cm" svg:height="0.972cm" svg:x="6.324cm" svg:y="10.288cm">
          <text:p text:style-name="P17"><text:span text:style-name="T26">call</text:span></text:p>
          <draw:enhanced-geometry svg:viewBox="0 0 21600 21600" draw:type="mso-spt202" draw:enhanced-path="M 0 0 L 21600 0 21600 21600 0 21600 0 0 Z N"/>
        </draw:custom-shape>
        <draw:custom-shape draw:style-name="gr40" draw:text-style-name="P18" draw:layer="layout" svg:width="6.35cm" svg:height="2.54cm" svg:x="17.754cm" svg:y="6.548cm">
          <text:p text:style-name="P17"><text:span text:style-name="T10">Object</text:span></text:p>
          <draw:enhanced-geometry svg:viewBox="0 0 21600 21600" draw:type="rectangle" draw:enhanced-path="M 0 0 L 21600 0 21600 21600 0 21600 0 0 Z N"/>
        </draw:custom-shape>
        <draw:g>
          <draw:custom-shape draw:style-name="gr41" draw:text-style-name="P10" draw:layer="layout" svg:width="1.058cm" svg:height="1.059cm" svg:x="5.265cm" svg:y="6.548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2" draw:text-style-name="P18" draw:layer="layout" svg:width="1.058cm" svg:height="0.972cm" svg:x="5.265cm" svg:y="6.611cm">
            <text:p text:style-name="P17"><text:span text:style-name="T2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1" draw:text-style-name="P10" draw:layer="layout" svg:width="1.058cm" svg:height="1.059cm" svg:x="16.484cm" svg:y="6.548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3" draw:text-style-name="P18" draw:layer="layout" svg:width="1.058cm" svg:height="0.972cm" svg:x="16.484cm" svg:y="6.611cm">
            <text:p text:style-name="P17"><text:span text:style-name="T2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1" draw:text-style-name="P10" draw:layer="layout" svg:width="1.058cm" svg:height="1.058cm" svg:x="8.44cm" svg:y="11.417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4" draw:text-style-name="P18" draw:layer="layout" svg:width="1.058cm" svg:height="0.972cm" svg:x="8.44cm" svg:y="11.479cm">
            <text:p text:style-name="P17"><text:span text:style-name="T26">3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9cm" svg:y="1.905cm" draw:page-number="11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 Configuration Diagram" draw:style-name="dp1" draw:master-page-name="Default" presentation:presentation-page-layout-name="AL2T1">
        <office:forms form:automatic-focus="false" form:apply-design-mode="false"/>
        <draw:custom-shape draw:style-name="gr45" draw:text-style-name="P21" draw:layer="layout" svg:width="24.342cm" svg:height="11.642cm" svg:x="0.635cm" svg:y="5.08cm">
          <text:p text:style-name="P20"><text:span text:style-name="T26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5">A Configuration Diagram</text:p>
          </draw:text-box>
        </draw:frame>
        <draw:line draw:style-name="gr46" draw:text-style-name="P11" draw:layer="layout" svg:x1="24.977cm" svg:y1="8.255cm" svg:x2="24.981cm" svg:y2="14.605cm">
          <text:p text:style-name="P4"/>
        </draw:line>
        <draw:custom-shape draw:style-name="gr47" draw:text-style-name="P18" draw:layer="layout" svg:width="6.985cm" svg:height="2.328cm" svg:x="9.313cm" svg:y="5.927cm">
          <text:p text:style-name="P17"><text:span text:style-name="T10">Application Service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6.985cm" svg:height="2.328cm" svg:x="9.313cm" svg:y="9.525cm">
          <text:p text:style-name="P17"><text:span text:style-name="T27">Repository 2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6.985cm" svg:height="2.328cm" svg:x="9.313cm" svg:y="13.547cm">
          <text:p text:style-name="P17"><text:span text:style-name="T27">Data Source</text:span>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12.7cm" svg:y1="8.255cm" svg:x2="12.7cm" svg:y2="9.525cm">
          <text:p text:style-name="P4"/>
        </draw:line>
        <draw:line draw:style-name="gr5" draw:text-style-name="P11" draw:layer="layout" svg:x1="12.7cm" svg:y1="11.853cm" svg:x2="12.7cm" svg:y2="13.547cm">
          <text:p text:style-name="P4"/>
        </draw:line>
        <draw:line draw:style-name="gr5" draw:text-style-name="P11" draw:layer="layout" svg:x1="21.378cm" svg:y1="11.853cm" svg:x2="12.912cm" svg:y2="13.547cm">
          <text:p text:style-name="P4"/>
        </draw:line>
        <draw:line draw:style-name="gr5" draw:text-style-name="P11" draw:layer="layout" svg:x1="4.445cm" svg:y1="11.853cm" svg:x2="12.488cm" svg:y2="13.547cm">
          <text:p text:style-name="P4"/>
        </draw:line>
        <draw:line draw:style-name="gr5" draw:text-style-name="P11" draw:layer="layout" svg:x1="12.699cm" svg:y1="8.255cm" svg:x2="4.656cm" svg:y2="9.525cm">
          <text:p text:style-name="P4"/>
        </draw:line>
        <draw:line draw:style-name="gr5" draw:text-style-name="P11" draw:layer="layout" svg:x1="12.7cm" svg:y1="8.255cm" svg:x2="20.743cm" svg:y2="9.525cm">
          <text:p text:style-name="P4"/>
        </draw:line>
        <draw:custom-shape draw:style-name="gr50" draw:text-style-name="P18" draw:layer="layout" svg:width="6.985cm" svg:height="2.328cm" svg:x="1.482cm" svg:y="9.525cm">
          <text:p text:style-name="P17"><text:span text:style-name="T27">Repository 1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6.985cm" svg:height="2.328cm" svg:x="16.933cm" svg:y="9.525cm">
          <text:p text:style-name="P17"><text:span text:style-name="T27">Repository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ummary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Topic 1</text:span></text:p>
              </text:list-item>
            </text:list>
            <text:list text:style-name="L3">
              <text:list-item>
                <text:p text:style-name="P6"><text:span text:style-name="T2">Topic 2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5.714cm" presentation:class="title" presentation:user-transformed="true">
          <draw:text-box>
            <text:p text:style-name="P1"><text:span text:style-name="T1">Demo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Demo Title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5.714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Lab Title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size-asian="6pt" style:font-weight-asian="bold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JavaConfig - </text:span><text:span text:style-name="T1"><text:page-number>&lt;number&gt;</text:page-number></text:span></text:p>
        </draw:text-box>
      </draw:frame>
      <draw:page-thumbnail draw:layer="backgroundobjects" svg:width="10.666cm" svg:height="7.999cm" svg:x="4.191cm" svg:y="3.556cm" draw:page-number="1"/>
      <draw:page-thumbnail draw:layer="backgroundobjects" svg:width="10.666cm" svg:height="7.999cm" svg:x="4.191cm" svg:y="13.843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41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6" draw:layer="backgroundobjects" svg:width="19.05cm" svg:height="25.4cm" svg:x="0cm" svg:y="0cm">
          <text:p/>
        </draw:rect>
        <draw:frame presentation:style-name="pr1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2" draw:text-style-name="P7" draw:layer="backgroundobjects" svg:width="8.255cm" svg:height="1.271cm" svg:x="-0.001cm" svg:y="24.125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7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6" draw:layer="backgroundobjects" svg:width="19.05cm" svg:height="25.4cm" svg:x="0cm" svg:y="0cm">
          <text:p/>
        </draw:rect>
        <draw:frame presentation:style-name="pr3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7" draw:layer="backgroundobjects" svg:width="8.255cm" svg:height="1.271cm" svg:x="-0.001cm" svg:y="24.125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PowerPoint Presentation</dc:title>
    <meta:initial-creator>Emily Goodwin</meta:initial-creator>
    <meta:creation-date>2007-11-26T16:44:26</meta:creation-date>
    <dc:creator>Colin Sampaleanu</dc:creator>
    <dc:date>2008-01-11T22:11:59</dc:date>
    <meta:editing-cycles>36</meta:editing-cycles>
    <meta:editing-duration>PT5H11M30S</meta:editing-duration>
    <meta:user-defined meta:name="Info 1"/>
    <meta:user-defined meta:name="Info 2"/>
    <meta:user-defined meta:name="Info 3"/>
    <meta:user-defined meta:name="Info 4"/>
    <meta:document-statistic meta:object-count="172"/>
  </office:meta>
</office:document-meta>
</file>